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5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6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9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7.27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7.597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7cm" fo:min-width="3.735cm" loext:decorative="false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44cm" fo:min-width="3.817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1cm" fo:min-width="4.72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ortfolio-title">
      <style:graphic-properties fo:min-height="2.751cm" loext:decorative="false"/>
      <style:paragraph-properties style:writing-mode="lr-tb"/>
    </style:style>
    <style:style style:name="pr4" style:family="presentation" style:parent-style-name="Portfolio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Portfolio-title">
      <style:graphic-properties fo:min-height="1.829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co5" style:family="table-column">
      <style:table-column-properties style:column-width="4.297cm" style:use-optimal-column-width="false"/>
    </style:style>
    <style:style style:name="co6" style:family="table-column">
      <style:table-column-properties style:column-width="4.309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-0.798cm" style:use-optimal-row-height="false"/>
    </style:style>
    <style:style style:name="ro4" style:family="table-row">
      <style:table-row-properties style:row-height="2.395cm" style:use-optimal-row-height="false"/>
    </style:style>
    <style:style style:name="ro5" style:family="table-row">
      <style:table-row-properties style:row-height="2.526cm" style:use-optimal-row-height="false"/>
    </style:style>
    <style:style style:name="ro6" style:family="table-row">
      <style:table-row-properties style:row-height="2.527cm" style:use-optimal-row-height="false"/>
    </style:style>
    <style:style style:name="ce1" style:family="table-cell">
      <style:paragraph-properties fo:text-align="center" fo:border="0.28pt solid #ffffff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Liberation Serif" fo:font-size="40pt" style:font-name-asian="Liberation Serif" style:font-size-asian="40pt" style:font-name-complex="Liberation Serif" style:font-size-complex="40pt"/>
    </style:style>
    <style:style style:name="T6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7" style:family="text">
      <style:text-properties style:font-name="Liberation Serif" fo:font-size="26pt" style:font-name-asian="Liberation Serif" style:font-size-asian="26pt" style:font-name-complex="Liberation Serif" style:font-size-complex="26pt"/>
    </style:style>
    <style:style style:name="T8" style:family="text">
      <style:text-properties style:font-name="Liberation Sans" fo:font-size="40pt" style:font-name-asian="Liberation Sans" style:font-size-asian="40pt" style:font-name-complex="Liberation Sans" style:font-size-complex="40pt"/>
    </style:style>
    <style:style style:name="T9" style:family="text">
      <style:text-properties style:font-name="Liberation Sans" fo:font-size="21pt" style:font-name-asian="Liberation Sans" style:font-size-asian="21pt" style:font-name-complex="Liberation Sans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13.457cm" svg:height="0.962cm" svg:x="6.86cm" svg:y="8.89cm">
          <draw:text-box>
            <text:p>Lecture 10 : Karnaugh Map for three variables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ortfolio" presentation:presentation-page-layout-name="AL2T3">
        <office:forms form:automatic-focus="false" form:apply-design-mode="false"/>
        <draw:frame presentation:style-name="pr3" draw:layer="layout" svg:width="27.6cm" svg:height="2.751cm" svg:x="0.4cm" svg:y="0cm" presentation:class="title" presentation:user-transformed="true">
          <draw:text-box>
            <text:p>Max and minterms for three variables</text:p>
          </draw:text-box>
        </draw:frame>
        <draw:frame draw:style-name="gr3" draw:layer="layout" svg:width="23.496cm" svg:height="8.607cm" svg:x="2.295cm" svg:y="2.5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Maxterm</text:span></text:p>
              </table:table-cell>
              <table:table-cell>
                <text:p text:style-name="P3"><text:span text:style-name="T1">Minterm</text:span></text:p>
              </table:table-cell>
              <table:table-cell>
                <text:p text:style-name="P3"><text:span text:style-name="T1">A</text:span></text:p>
              </table:table-cell>
              <table:table-cell>
                <text:p text:style-name="P3"><text:span text:style-name="T1">B</text:span></text:p>
              </table:table-cell>
              <table:table-cell>
                <text:p text:style-name="P3"><text:span text:style-name="T1">C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">M</text:span><text:span text:style-name="T3">0</text:span><text:span text:style-name="T1"> = A+B+C</text:span></text:p>
              </table:table-cell>
              <table:table-cell>
                <text:p text:style-name="P3"><text:span text:style-name="T1">m</text:span><text:span text:style-name="T3">0</text:span><text:span text:style-name="T1"> = A’B’C’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">M</text:span><text:span text:style-name="T3">1</text:span><text:span text:style-name="T1"> = A+B+C’</text:span></text:p>
              </table:table-cell>
              <table:table-cell>
                <text:p text:style-name="P3"><text:span text:style-name="T1">m</text:span><text:span text:style-name="T3">1</text:span><text:span text:style-name="T1"> = A’B’C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M</text:span><text:span text:style-name="T3">2</text:span><text:span text:style-name="T1"> = A+B’+C</text:span></text:p>
              </table:table-cell>
              <table:table-cell>
                <text:p text:style-name="P3"><text:span text:style-name="T1">m</text:span><text:span text:style-name="T3">2</text:span><text:span text:style-name="T1"> = A’BC’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">M</text:span><text:span text:style-name="T3">3</text:span><text:span text:style-name="T1"> = A+B’+C’</text:span></text:p>
              </table:table-cell>
              <table:table-cell>
                <text:p text:style-name="P3"><text:span text:style-name="T1">m</text:span><text:span text:style-name="T3">3</text:span><text:span text:style-name="T1"> = A’BC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">M</text:span><text:span text:style-name="T3">4</text:span><text:span text:style-name="T1"> = A’+B+C</text:span></text:p>
              </table:table-cell>
              <table:table-cell>
                <text:p text:style-name="P3"><text:span text:style-name="T1">m</text:span><text:span text:style-name="T3">4</text:span><text:span text:style-name="T1"> = AB’C’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">M</text:span><text:span text:style-name="T3">5</text:span><text:span text:style-name="T1"> = A’+B+C’</text:span></text:p>
              </table:table-cell>
              <table:table-cell>
                <text:p text:style-name="P3"><text:span text:style-name="T1">m</text:span><text:span text:style-name="T3">5</text:span><text:span text:style-name="T1"> = AB’C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">M</text:span><text:span text:style-name="T3">6</text:span><text:span text:style-name="T1"> = A’+B’+C</text:span></text:p>
              </table:table-cell>
              <table:table-cell>
                <text:p text:style-name="P3"><text:span text:style-name="T1">m</text:span><text:span text:style-name="T3">6</text:span><text:span text:style-name="T1"> = ABC’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">M</text:span><text:span text:style-name="T3">7</text:span><text:span text:style-name="T1"> = A’+B’+C’</text:span></text:p>
              </table:table-cell>
              <table:table-cell>
                <text:p text:style-name="P3"><text:span text:style-name="T1">m</text:span><text:span text:style-name="T3">7</text:span><text:span text:style-name="T1"> = ABC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ortfolio" presentation:presentation-page-layout-name="AL2T3">
        <office:forms form:automatic-focus="false" form:apply-design-mode="false"/>
        <draw:frame presentation:style-name="pr5" draw:layer="layout" svg:width="25cm" svg:height="1.829cm" svg:x="0.4cm" svg:y="0.1cm" presentation:class="title" presentation:user-transformed="true">
          <draw:text-box>
            <text:p>Karnaugh Map For Three Variables</text:p>
          </draw:text-box>
        </draw:frame>
        <draw:frame draw:style-name="gr3" draw:layer="layout" svg:width="14.098cm" svg:height="2.835cm" svg:x="6.893cm" svg:y="3.97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3">A\BC</text:p>
              </table:table-cell>
              <table:table-cell>
                <text:p text:style-name="P3">00</text:p>
              </table:table-cell>
              <table:table-cell>
                <text:p text:style-name="P3">01</text:p>
              </table:table-cell>
              <table:table-cell>
                <text:p text:style-name="P3">11</text:p>
              </table:table-cell>
              <table:table-cell>
                <text:p text:style-name="P3">10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m<text:span text:style-name="T3">0</text:span></text:p>
              </table:table-cell>
              <table:table-cell>
                <text:p text:style-name="P3">m<text:span text:style-name="T3">1</text:span></text:p>
              </table:table-cell>
              <table:table-cell>
                <text:p text:style-name="P3">m<text:span text:style-name="T3">3</text:span></text:p>
              </table:table-cell>
              <table:table-cell>
                <text:p text:style-name="P3">m<text:span text:style-name="T3">2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m<text:span text:style-name="T3">4</text:span></text:p>
              </table:table-cell>
              <table:table-cell>
                <text:p text:style-name="P3">m<text:span text:style-name="T3">5</text:span></text:p>
              </table:table-cell>
              <table:table-cell>
                <text:p text:style-name="P3">m<text:span text:style-name="T3">7</text:span></text:p>
              </table:table-cell>
              <table:table-cell>
                <text:p text:style-name="P3">m<text:span text:style-name="T3">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14.098cm" svg:height="2.835cm" svg:x="6.894cm" svg:y="8.17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3">A\BC</text:p>
              </table:table-cell>
              <table:table-cell>
                <text:p text:style-name="P3">00</text:p>
              </table:table-cell>
              <table:table-cell>
                <text:p text:style-name="P3">01</text:p>
              </table:table-cell>
              <table:table-cell>
                <text:p text:style-name="P3">11</text:p>
              </table:table-cell>
              <table:table-cell>
                <text:p text:style-name="P3">10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<text:span text:style-name="T2">M</text:span><text:span text:style-name="T3">0</text:span></text:p>
              </table:table-cell>
              <table:table-cell>
                <text:p text:style-name="P3"><text:span text:style-name="T2">M</text:span><text:span text:style-name="T3">1</text:span></text:p>
              </table:table-cell>
              <table:table-cell>
                <text:p text:style-name="P3"><text:span text:style-name="T2">M</text:span><text:span text:style-name="T3">3</text:span></text:p>
              </table:table-cell>
              <table:table-cell>
                <text:p text:style-name="P3"><text:span text:style-name="T2">M</text:span><text:span text:style-name="T3">2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<text:span text:style-name="T2">M</text:span><text:span text:style-name="T3">4</text:span></text:p>
              </table:table-cell>
              <table:table-cell>
                <text:p text:style-name="P3"><text:span text:style-name="T2">M</text:span><text:span text:style-name="T3">5</text:span></text:p>
              </table:table-cell>
              <table:table-cell>
                <text:p text:style-name="P3"><text:span text:style-name="T2">M</text:span><text:span text:style-name="T3">7</text:span></text:p>
              </table:table-cell>
              <table:table-cell>
                <text:p text:style-name="P3"><text:span text:style-name="T2">M</text:span><text:span text:style-name="T3">6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ortfolio" presentation:presentation-page-layout-name="AL2T3">
        <office:forms form:automatic-focus="false" form:apply-design-mode="false"/>
        <draw:frame presentation:style-name="pr5" draw:layer="layout" svg:width="25cm" svg:height="1.829cm" svg:x="0.4cm" svg:y="0.1cm" presentation:class="title" presentation:user-transformed="true">
          <draw:text-box>
            <text:p>Practice</text:p>
          </draw:text-box>
        </draw:frame>
        <draw:frame draw:style-name="gr4" draw:text-style-name="P1" draw:layer="layout" svg:width="11.566cm" svg:height="0.962cm" svg:x="6.809cm" svg:y="3.328cm">
          <draw:text-box>
            <text:p>F = A’B’C + AB’C + A’BC’ + ABC’ + ABC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ortfolio" presentation:presentation-page-layout-name="AL2T3">
        <office:forms form:automatic-focus="false" form:apply-design-mode="false"/>
        <draw:frame presentation:style-name="pr5" draw:layer="layout" svg:width="25cm" svg:height="1.829cm" svg:x="0.4cm" svg:y="0.1cm" presentation:class="title" presentation:user-transformed="true">
          <draw:text-box>
            <text:p>Practice</text:p>
          </draw:text-box>
        </draw:frame>
        <draw:frame draw:style-name="gr5" draw:text-style-name="P1" draw:layer="layout" svg:width="15.799cm" svg:height="0.962cm" svg:x="5.109cm" svg:y="2.528cm">
          <draw:text-box>
            <text:p>F = (A+B+C) (A’+B+C’) (A’+B’+C’) (A+B’+C’) (A’+B’+C)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Portfolio" presentation:presentation-page-layout-name="AL2T3">
        <office:forms form:automatic-focus="false" form:apply-design-mode="false"/>
        <draw:frame presentation:style-name="pr5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3" draw:layer="layout" svg:width="21.496cm" svg:height="7.447cm" svg:x="2.357cm" svg:y="3.17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3"><text:span text:style-name="T1">A\BC</text:span></text:p>
              </table:table-cell>
              <table:table-cell>
                <text:p text:style-name="P3"><text:span text:style-name="T1">00</text:span></text:p>
              </table:table-cell>
              <table:table-cell>
                <text:p text:style-name="P3"><text:span text:style-name="T1">01</text:span></text:p>
              </table:table-cell>
              <table:table-cell>
                <text:p text:style-name="P3"><text:span text:style-name="T1">11</text:span></text:p>
              </table:table-cell>
              <table:table-cell>
                <text:p text:style-name="P3"><text:span text:style-name="T1">10</text:span></text:p>
              </table:table-cell>
            </table:table-row>
            <table:table-row table:style-name="ro5" table:default-cell-style-name="ce1">
              <table:table-cell>
                <text:p text:style-name="P3"><text:span text:style-name="T1">0</text:span>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1">
              <table:table-cell>
                <text:p text:style-name="P3"><text:span text:style-name="T1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Portfolio" presentation:presentation-page-layout-name="AL2T3">
        <office:forms form:automatic-focus="false" form:apply-design-mode="false"/>
        <draw:frame presentation:style-name="pr5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6" draw:text-style-name="P1" draw:layer="layout" svg:width="7.776cm" svg:height="1.813cm" svg:x="8.837cm" svg:y="2.201cm">
          <draw:text-box>
            <text:p><text:span text:style-name="T4">F</text:span> = <text:span text:style-name="T5">Σ</text:span><text:span text:style-name="T6">m </text:span><text:span text:style-name="T7">(0,2,3,4,5,6)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Portfolio" presentation:presentation-page-layout-name="AL2T3">
        <office:forms form:automatic-focus="false" form:apply-design-mode="false"/>
        <draw:frame presentation:style-name="pr5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7" draw:text-style-name="P1" draw:layer="layout" svg:width="8.097cm" svg:height="1.826cm" svg:x="8.637cm" svg:y="2.102cm">
          <draw:text-box>
            <text:p><text:span text:style-name="T4">F</text:span> = <text:span text:style-name="T8">Π</text:span><text:span text:style-name="T9">M</text:span><text:span text:style-name="T6"> </text:span><text:span text:style-name="T7">(0,1,2,3,4,7)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Portfolio" presentation:presentation-page-layout-name="AL2T3">
        <office:forms form:automatic-focus="false" form:apply-design-mode="false"/>
        <draw:frame presentation:style-name="pr5" draw:layer="layout" svg:width="25cm" svg:height="1.829cm" svg:x="0.4cm" svg:y="0.1cm" presentation:class="title" presentation:user-transformed="true">
          <draw:text-box>
            <text:p>Design the following logic circuit</text:p>
          </draw:text-box>
        </draw:frame>
        <draw:custom-shape draw:style-name="gr8" draw:text-style-name="P3" draw:layer="layout" svg:width="5.987cm" svg:height="0.999cm" svg:x="2.591cm" svg:y="3.204cm">
          <text:p text:style-name="P3">F = A.B.C.D.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8.578cm" svg:y1="3.704cm" svg:x2="12.728cm" svg:y2="3.648cm">
          <text:p/>
        </draw:line>
        <draw:custom-shape draw:style-name="gr10" draw:text-style-name="P3" draw:layer="layout" svg:width="4.317cm" svg:height="1.894cm" svg:x="12.7cm" svg:y="2.618cm">
          <text:p text:style-name="P3">With NOR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Portfolio" presentation:presentation-page-layout-name="AL2T3">
        <office:forms form:automatic-focus="false" form:apply-design-mode="false"/>
        <draw:frame presentation:style-name="pr5" draw:layer="layout" svg:width="25cm" svg:height="1.829cm" svg:x="0.4cm" svg:y="0.1cm" presentation:class="title" presentation:user-transformed="true">
          <draw:text-box>
            <text:p>Design the following logic circuit</text:p>
          </draw:text-box>
        </draw:frame>
        <draw:custom-shape draw:style-name="gr11" draw:text-style-name="P3" draw:layer="layout" svg:width="7.38cm" svg:height="1.922cm" svg:x="2.785cm" svg:y="3.276cm">
          <text:p text:style-name="P3">F = ab’ + a’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0.171cm" svg:y1="4.181cm" svg:x2="14.321cm" svg:y2="4.125cm">
          <text:p/>
        </draw:line>
        <draw:custom-shape draw:style-name="gr10" draw:text-style-name="P3" draw:layer="layout" svg:width="4.317cm" svg:height="1.894cm" svg:x="14.4cm" svg:y="3.19cm">
          <text:p text:style-name="P3">With NAND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T21H56M44S</meta:editing-duration>
    <meta:editing-cycles>134</meta:editing-cycles>
    <meta:generator>LibreOffice/24.8.7.2$Linux_X86_64 LibreOffice_project/480$Build-2</meta:generator>
    <dc:title>Portfolio</dc:title>
    <dc:date>2025-09-04T10:26:58.248505043</dc:date>
    <meta:document-statistic meta:object-count="118"/>
  </office:meta>
</office:document-meta>
</file>